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04583F03076DEABD.png" manifest:media-type="image/png"/>
  <manifest:file-entry manifest:full-path="Pictures/100002010000055600000300ADE911944A1FC4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2010000055600000300ADE911944A1FC463.png" xlink:type="simple" xlink:show="embed" xlink:actuate="onLoad" loext:mime-type="image/png"/></draw:frame></text:p>
      <text:p text:style-name="Standard"><draw:frame draw:style-name="fr1" draw:name="Image2" text:anchor-type="paragraph" svg:width="6.6929in" svg:height="3.7626in" draw:z-index="1"><draw:image xlink:href="Pictures/10000201000005560000030004583F03076DEAB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0:11:59.371281809</meta:creation-date>
    <dc:date>2019-07-14T11:02:31.830230322</dc:date>
    <meta:editing-duration>PT40M2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